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2.542cm"/>
    </style:style>
    <style:style style:name="gr2" style:family="graphic" style:parent-style-name="standard">
      <style:graphic-properties draw:textarea-vertical-align="middle" draw:auto-grow-height="false" fo:min-height="3.651cm" fo:min-width="3.5cm"/>
    </style:style>
    <style:style style:name="gr3" style:family="graphic" style:parent-style-name="standard">
      <style:graphic-properties draw:textarea-vertical-align="middle" draw:auto-grow-height="false" fo:min-height="5.751cm" fo:min-width="3.5cm"/>
    </style:style>
    <style:style style:name="gr4" style:family="graphic" style:parent-style-name="standard">
      <style:graphic-properties draw:textarea-vertical-align="middle" draw:auto-grow-height="false" fo:min-height="16.951cm" fo:min-width="14.201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cm" svg:height="4.3cm" svg:x="7.1cm" svg:y="3.3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.3cm" svg:x="7.1cm" svg:y="16.3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.3cm" svg:x="7.1cm" svg:y="9.7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cm" svg:height="3.9cm" svg:x="10.3cm" svg:y="6cm">
          <text:p/>
          <draw:enhanced-geometry svg:viewBox="0 0 21600 21600" draw:text-areas="0 0 21600 21600" draw:type="circular-arrow" draw:modifiers="-98.469296071263 80.003925687843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4cm" svg:height="6cm" svg:x="10.6cm" svg:y="12.3cm">
          <text:p/>
          <draw:enhanced-geometry svg:viewBox="0 0 21600 21600" draw:text-areas="0 0 21600 21600" draw:type="circular-arrow" draw:modifiers="-98.469296071263 98.4186837782516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cm" svg:height="3.9cm" svg:x="4.1cm" svg:y="6.8cm">
          <text:p/>
          <draw:enhanced-geometry svg:viewBox="0 0 21600 21600" draw:text-areas="0 0 21600 21600" draw:type="circular-arrow" draw:modifiers="70.5189327980545 -81.666978858365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14.7cm" svg:height="17.2cm" svg:x="3.3cm" svg:y="2.2cm">
          <text:p/>
          <draw:enhanced-geometry svg:viewBox="0 0 21600 21600" draw:text-areas="0 0 21600 21600" draw:type="circular-arrow" draw:modifiers="120.218529919903 -136.56433388554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4.1cm" svg:height="1.8cm" svg:x="15cm" svg:y="6.9cm">
          <draw:text-box>
            <text:p text:style-name="P1">SIGUSR1</text:p>
            <text:p text:style-name="P1">2</text:p>
          </draw:text-box>
        </draw:frame>
        <draw:frame draw:style-name="gr5" draw:text-style-name="P2" draw:layer="layout" svg:width="4.1cm" svg:height="1.8cm" svg:x="15.3cm" svg:y="14cm">
          <draw:text-box>
            <text:p text:style-name="P1">SIGUSR1</text:p>
            <text:p text:style-name="P1">3</text:p>
          </draw:text-box>
        </draw:frame>
        <draw:frame draw:style-name="gr5" draw:text-style-name="P2" draw:layer="layout" svg:width="4.1cm" svg:height="1.8cm" svg:x="1.1cm" svg:y="17.1cm">
          <draw:text-box>
            <text:p text:style-name="P1">SIGUSR1</text:p>
            <text:p text:style-name="P1">1</text:p>
          </draw:text-box>
        </draw:frame>
        <draw:frame draw:style-name="gr5" draw:text-style-name="P2" draw:layer="layout" svg:width="4.1cm" svg:height="1.8cm" svg:x="4.6cm" svg:y="7.9cm">
          <draw:text-box>
            <text:p text:style-name="P1">SIGUSR1</text:p>
            <text:p text:style-name="P1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09:41:02.305315183</meta:creation-date>
    <dc:date>2018-09-25T09:45:55.783709354</dc:date>
    <meta:editing-duration>PT4M53S</meta:editing-duration>
    <meta:editing-cycles>1</meta:editing-cycles>
    <meta:document-statistic meta:object-count="11"/>
    <meta:generator>LibreOffice/6.0.6.2$Linux_X86_64 LibreOffice_project/00m0$Build-2</meta:generator>
  </office:meta>
</office:document-meta>
</file>